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4814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dd4814" draw:textarea-vertical-align="middle"/>
    </style:style>
    <style:style style:name="P1" style:family="paragraph">
      <style:paragraph-properties fo:text-align="center"/>
      <style:text-properties fo:color="#ffffff"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6.35cm" svg:height="2.794cm" svg:x="7.35cm" svg:y="3.47cm">
            <text:p text:style-name="P1">Application</text:p>
            <text:p text:style-name="P1"><text:span text:style-name="T1">(ex: Dia, Prevail)</text:span></text:p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ustom-shape draw:style-name="gr1" draw:text-style-name="P1" xml:id="id3" draw:id="id3" draw:layer="layout" svg:width="6.35cm" svg:height="2.794cm" svg:x="7.35cm" svg:y="13.63cm">
            <text:p text:style-name="P1">Web Server Interface</text:p>
            <text:p text:style-name="P1"><text:span text:style-name="T1">(ex: Rack)</text:span></text:p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ustom-shape draw:style-name="gr1" draw:text-style-name="P1" xml:id="id2" draw:id="id2" draw:layer="layout" svg:width="6.35cm" svg:height="2.794cm" svg:x="7.35cm" svg:y="8.55cm">
            <text:p text:style-name="P1">Web Framework</text:p>
            <text:p text:style-name="P1"><text:span text:style-name="T1">(ex: Sinatra, Rails)</text:span></text:p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ustom-shape draw:style-name="gr1" draw:text-style-name="P1" xml:id="id4" draw:id="id4" draw:layer="layout" svg:width="6.35cm" svg:height="2.794cm" svg:x="7.35cm" svg:y="18.71cm">
            <text:p text:style-name="P1">Web Server</text:p>
            <text:p text:style-name="P1"><text:span text:style-name="T1">(ex: WEBrick, Tomcat)</text:span></text:p>
            <draw:enhanced-geometry svg:viewBox="0 0 21600 21600" draw:glue-points="10800 0 0 10800 10800 21600 21600 10800" draw:extrusion="false" draw:type="flowchart-process" draw:enhanced-path="M 0 0 L 21600 0 21600 21600 0 21600 0 0 Z N"/>
          </draw:custom-shape>
          <draw:connector draw:style-name="gr2" draw:text-style-name="P1" draw:layer="layout" svg:x1="10.525cm" svg:y1="6.264cm" svg:x2="10.525cm" svg:y2="8.55cm" draw:start-shape="id1" draw:start-glue-point="6" draw:end-shape="id2" draw:end-glue-point="4" svg:d="m10525 6264v2286">
            <text:p/>
          </draw:connector>
          <draw:connector draw:style-name="gr2" draw:text-style-name="P1" draw:layer="layout" svg:x1="10.525cm" svg:y1="11.344cm" svg:x2="10.525cm" svg:y2="13.63cm" draw:start-shape="id2" draw:start-glue-point="6" draw:end-shape="id3" draw:end-glue-point="4" svg:d="m10525 11344v2286">
            <text:p/>
          </draw:connector>
          <draw:connector draw:style-name="gr2" draw:text-style-name="P1" draw:layer="layout" svg:x1="10.525cm" svg:y1="16.424cm" svg:x2="10.525cm" svg:y2="18.71cm" draw:start-shape="id3" draw:start-glue-point="6" draw:end-shape="id4" draw:end-glue-point="4" svg:d="m10525 16424v228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2T13:09:20</meta:creation-date>
    <dc:date>2012-06-12T13:24:59</dc:date>
    <meta:editing-duration>PT1M36S</meta:editing-duration>
    <meta:editing-cycles>2</meta:editing-cycles>
    <meta:generator>LibreOffice/3.5$Linux_x86 LibreOffice_project/350m1$Build-2</meta:generator>
    <meta:document-statistic meta:object-count="8"/>
  </office:meta>
</office:document-meta>
</file>